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5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5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5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5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56" style:family="paragraph" style:parent-style-name="Standard">
      <style:text-properties fo:font-weight="normal" officeooo:rsid="005ed860" officeooo:paragraph-rsid="005ed860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60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62" style:family="paragraph" style:parent-style-name="Standard" style:list-style-name="L10">
      <style:text-properties fo:font-weight="normal" officeooo:rsid="00734df9" officeooo:paragraph-rsid="00734df9" style:font-weight-asian="normal" style:font-weight-complex="normal"/>
    </style:style>
    <style:style style:name="P63" style:family="paragraph" style:parent-style-name="Standard" style:list-style-name="L10">
      <style:text-properties fo:font-weight="normal" officeooo:rsid="007bb70b" officeooo:paragraph-rsid="007bb70b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7cad87" officeooo:paragraph-rsid="007cad87" style:font-weight-asian="normal" style:font-weight-complex="normal"/>
    </style:style>
    <style:style style:name="P6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6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6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6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69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70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71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72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73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74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75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76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77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7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7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8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officeooo:rsid="003ecb07"/>
    </style:style>
    <style:style style:name="T9" style:family="text">
      <style:text-properties officeooo:rsid="003f1b83"/>
    </style:style>
    <style:style style:name="T10" style:family="text">
      <style:text-properties fo:color="#ce181e"/>
    </style:style>
    <style:style style:name="T11" style:family="text">
      <style:text-properties officeooo:rsid="00543e01"/>
    </style:style>
    <style:style style:name="T12" style:family="text">
      <style:text-properties officeooo:rsid="00576931"/>
    </style:style>
    <style:style style:name="T13" style:family="text">
      <style:text-properties officeooo:rsid="006c1230"/>
    </style:style>
    <style:style style:name="T14" style:family="text">
      <style:text-properties officeooo:rsid="007922b5"/>
    </style:style>
    <style:style style:name="T15" style:family="text">
      <style:text-properties officeooo:rsid="0079cb85"/>
    </style:style>
    <style:style style:name="T16" style:family="text">
      <style:text-properties officeooo:rsid="007bb70b"/>
    </style:style>
    <style:style style:name="T17" style:family="text">
      <style:text-properties officeooo:rsid="007c0f63"/>
    </style:style>
    <style:style style:name="T18" style:family="text">
      <style:text-properties officeooo:rsid="007c78dc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officeooo:rsid="0080b4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tes on React and Redux</text:p>
      <text:p text:style-name="P1">React </text:p>
      <text:list xml:id="list1167861168" text:style-name="L1">
        <text:list-item>
          <text:p text:style-name="P47">javascript library that handles <text:span text:style-name="T1">outputting</text:span> content and user interaction.</text:p>
        </text:list-item>
        <text:list-item>
          <text:p text:style-name="P48">Create components to manage the stuff </text:p>
          <text:list>
            <text:list-item>
              <text:p text:style-name="P4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66">event handler – <text:span text:style-name="T2">manages the user actions</text:span></text:p>
        </text:list-item>
        <text:list-item>
          <text:p text:style-name="P67">React library – defines what a component is and how they work together</text:p>
        </text:list-item>
        <text:list-item>
          <text:p text:style-name="P67">ReactDOM – how to take a component and make it show up on the DOM</text:p>
        </text:list-item>
      </text:list>
      <text:p text:style-name="P24"/>
      <text:p text:style-name="P2">JSX</text:p>
      <text:list xml:id="list2663995559" text:style-name="L2">
        <text:list-item>
          <text:p text:style-name="P49">javascript extension, determines the content of our react app just like normal HTML </text:p>
        </text:list-item>
      </text:list>
      <text:p text:style-name="P25"/>
      <text:p text:style-name="P4">Setup</text:p>
      <text:p text:style-name="P4">Install Node</text:p>
      <text:p text:style-name="P3">Create-react-app </text:p>
      <text:p text:style-name="P36">npm package for boilerplate code for react apps </text:p>
      <text:p text:style-name="P36">command: sudo npm install -g create-react-app <text:s/></text:p>
      <text:list xml:id="list377507533" text:style-name="L3">
        <text:list-item>
          <text:p text:style-name="P50">creating an application </text:p>
        </text:list-item>
        <text:list-item>
          <text:p text:style-name="P50">command: create-react-app &lt;command&gt; </text:p>
        </text:list-item>
      </text:list>
      <text:p text:style-name="P26"/>
      <text:p text:style-name="P5">Why does create-react-app install many packages?</text:p>
      <text:p text:style-name="P27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8">Src – <text:span text:style-name="T4">source code</text:span></text:p>
      <text:p text:style-name="P28">public – <text:span text:style-name="T4">store static files like images</text:span></text:p>
      <text:p text:style-name="P28">node_modules – <text:span text:style-name="T4">contains all project dependencies</text:span></text:p>
      <text:p text:style-name="P28">package.json – <text:span text:style-name="T4">records our project dependencies</text:span></text:p>
      <text:p text:style-name="P29">package-lock.json – records exact version of dependencies</text:p>
      <text:p text:style-name="P28">readme.md – <text:span text:style-name="T4">instructions on how to use the project</text:span></text:p>
      <text:p text:style-name="P39"/>
      <text:p text:style-name="P8"><text:span text:style-name="T10">Bookmark – Notes on JSX Module</text:span> </text:p>
      <text:p text:style-name="P8">JXS </text:p>
      <text:p text:style-name="P30">javascript extended </text:p>
      <text:p text:style-name="P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6"/>
      <text:p text:style-name="P10">ERROR – INLINE STYLING TO AN INDIVIDUAL ELEMENT</text:p>
      <text:p text:style-name="P37">The `style` prop expects a mapping from style properties to values, not a string. </text:p>
      <text:p text:style-name="P11">Change the syntax:</text:p>
      <text:p text:style-name="P32">example</text:p>
      <text:p text:style-name="P32">&lt;div style = {{backgroundColor:’red’}}&gt;&lt;/div&gt;</text:p>
      <text:p text:style-name="P12">Reference an object <text:span text:style-name="T8">to apply styling </text:span></text:p>
      <text:p text:style-name="P40">example 2</text:p>
      <text:p text:style-name="P33"><text:span text:style-name="T2">&lt;div style = {{b</text:span><text:span text:style-name="T9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6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34"><text:span text:style-name="T5">Objects</text:span> are not valid as a React child</text:p>
      <text:p text:style-name="P35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6"/>
      <text:p text:style-name="P19">3 pillars of React Component Usage</text:p>
      <text:list xml:id="list2339990800" text:style-name="L4">
        <text:list-item>
          <text:p text:style-name="P68">Component nesting – <text:span text:style-name="T2">component within anther component</text:span></text:p>
        </text:list-item>
        <text:list-item>
          <text:p text:style-name="P68">component reuseability – <text:span text:style-name="T2">reusable code</text:span></text:p>
        </text:list-item>
        <text:list-item>
          <text:p text:style-name="P68">component configuration – <text:span text:style-name="T2">configure a component when it is created</text:span></text:p>
        </text:list-item>
      </text:list>
      <text:p text:style-name="P36"/>
      <text:p text:style-name="P20">Styling options for React</text:p>
      <text:p text:style-name="P44">Semantics-U<text:span text:style-name="T11">I</text:span></text:p>
      <text:p text:style-name="P36"/>
      <text:p text:style-name="P21">How to use components ?</text:p>
      <text:p text:style-name="P21">Use the tags.</text:p>
      <text:p text:style-name="P45">&lt;<text:span text:style-name="T12">nameofcomponent</text:span> /&gt; </text:p>
      <text:p text:style-name="P45"/>
      <text:p text:style-name="P22">How to use the props in JSX</text:p>
      <text:p text:style-name="P23">props – <text:span text:style-name="T2">system to pass data from the parent down to the child. </text:span></text:p>
      <text:p text:style-name="P51">Example </text:p>
      <text:p text:style-name="P51">&lt;component propname= “prop-value”/&gt;</text:p>
      <text:p text:style-name="P69">Passing javascript variables using props</text:p>
      <text:p text:style-name="P52">const text=”hi”;</text:p>
      <text:p text:style-name="P52">&lt;comment texter={text}/&gt;</text:p>
      <text:p text:style-name="P36"/>
      <text:p text:style-name="P78">Class based components vs Function based components</text:p>
      <text:p text:style-name="P53">Function based – use for simple content</text:p>
      <text:p text:style-name="P53">Class based – use for complex components</text:p>
      <text:list xml:id="list494481232" text:style-name="L5">
        <text:list-item>
          <text:p text:style-name="P55">easier time organizing code </text:p>
        </text:list-item>
        <text:list-item>
          <text:p text:style-name="P55">can use state to handle user input </text:p>
        </text:list-item>
        <text:list-item>
          <text:p text:style-name="P55">can understand lifecycle events <text:span text:style-name="T7">which means its easier to do some tasks during app startup</text:span></text:p>
        </text:list-item>
      </text:list>
      <text:p text:style-name="P56"><text:span text:style-name="T7"/></text:p>
      <text:p text:style-name="P70"><text:soft-page-break/>Handling asynchronous calls with components</text:p>
      <text:p text:style-name="P71">Use class</text:p>
      <text:p text:style-name="P71">RULES for class based components</text:p>
      <text:list xml:id="list117682974" text:style-name="L6">
        <text:list-item>
          <text:p text:style-name="P57">Must be a javascript class </text:p>
        </text:list-item>
        <text:list-item>
          <text:p text:style-name="P57">must extend (subclass) react.component </text:p>
        </text:list-item>
        <text:list-item>
          <text:p text:style-name="P57">must define a render method that returns some amount of jsx</text:p>
        </text:list-item>
      </text:list>
      <text:p text:style-name="P36"/>
      <text:p text:style-name="P79">State in React Components</text:p>
      <text:p text:style-name="P72">Rules of state</text:p>
      <text:list xml:id="list1746129772" text:style-name="L7">
        <text:list-item>
          <text:p text:style-name="P58">usable only with class components </text:p>
        </text:list-item>
        <text:list-item>
          <text:p text:style-name="P58">you will confuse props with state!</text:p>
        </text:list-item>
        <text:list-item>
          <text:p text:style-name="P58"><text:span text:style-name="T5">State is a JS object</text:span> that contains dta to a component </text:p>
        </text:list-item>
        <text:list-item>
          <text:p text:style-name="P59">updating the state will cause the component to rerender immediately </text:p>
        </text:list-item>
        <text:list-item>
          <text:p text:style-name="P59">state must be initialized <text:span text:style-name="T13">when component is created</text:span></text:p>
        </text:list-item>
        <text:list-item>
          <text:p text:style-name="P59">state can only be updated by the setState property </text:p>
        </text:list-item>
      </text:list>
      <text:p text:style-name="P36"/>
      <text:p text:style-name="P73">What is super?</text:p>
      <text:p text:style-name="P60">class App extends React.Component{</text:p>
      <text:p text:style-name="P60"><text:s text:c="2"/>constructor(props){</text:p>
      <text:p text:style-name="P60"><text:s text:c="4"/>super(props);</text:p>
      <text:p text:style-name="P60"><text:s text:c="2"/>}</text:p>
      <text:list xml:id="list1921753613" text:style-name="L8">
        <text:list-item>
          <text:p text:style-name="P61">we are overriding the constructor class that is in the React.component class. </text:p>
        </text:list-item>
        <text:list-item>
          <text:p text:style-name="P61">It is a reference to the parents constructor function </text:p>
        </text:list-item>
      </text:list>
      <text:p text:style-name="P36"/>
      <text:p text:style-name="P74">You only do initial assignment in the constructor. </text:p>
      <text:p text:style-name="P74"/>
      <text:p text:style-name="P80">Lifecycle methods of Component</text:p>
      <text:p text:style-name="P75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74"><text:span text:style-name="T2"/></text:p>
      <text:p text:style-name="P74"><text:span text:style-name="T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6"><text:soft-page-break/>Component Lifecycle Methods</text:p>
      <text:p text:style-name="P76">Functions called during a components lifecycle</text:p>
      <text:list xml:id="list2007771227" text:style-name="L10">
        <text:list-item>
          <text:p text:style-name="P62">constructor – called when new instance of component is created</text:p>
          <text:list>
            <text:list-item>
              <text:p text:style-name="P64">ONLY INVOKED 1 TIME</text:p>
            </text:list-item>
          </text:list>
        </text:list-item>
        <text:list-item>
          <text:p text:style-name="P62">rendor – called when component is used</text:p>
        </text:list-item>
        <text:list-item>
          <text:p text:style-name="P62">componentDidMount – <text:span text:style-name="T16">best time for data loading</text:span></text:p>
          <text:list>
            <text:list-item>
              <text:p text:style-name="P63">making requests to APIs, geo-location</text:p>
            </text:list-item>
            <text:list-item>
              <text:p text:style-name="P64">ONLY INVOKED 1 TIME</text:p>
            </text:list-item>
          </text:list>
        </text:list-item>
        <text:list-item>
          <text:p text:style-name="P62">compnentDidUpdate – <text:span text:style-name="T17">time to data load new data when state changes</text:span></text:p>
        </text:list-item>
        <text:list-item>
          <text:p text:style-name="P62">componentWill<text:span text:style-name="T14">Unm</text:span>ount – <text:span text:style-name="T18">best time for cleanup </text:span></text:p>
        </text:list-item>
      </text:list>
      <text:p text:style-name="P77">2 ways to <text:span text:style-name="T21">initialize</text:span> state</text:p>
      <text:p text:style-name="P77">1<text:span text:style-name="T19">st</text:span> way </text:p>
      <text:p text:style-name="P65"><text:s text:c="2"/>constructor(props){</text:p>
      <text:p text:style-name="P65"><text:s text:c="4"/>super(props);</text:p>
      <text:p text:style-name="P65"><text:s text:c="4"/>//ONLY ACCEPTABLE TIME</text:p>
      <text:p text:style-name="P65"><text:s text:c="4"/>this.state={lat:null, errorMessage: ''};</text:p>
      <text:p text:style-name="P65"><text:s text:c="2"/>}</text:p>
      <text:p text:style-name="P65"/>
      <text:p text:style-name="P77">2<text:span text:style-name="T19">nd</text:span> way</text:p>
      <text:p text:style-name="P65"><text:s text:c="2"/>state = {lat:null,errorMessage:''};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18:05:31.124307608</dc:date>
    <meta:editing-duration>PT19H35M47S</meta:editing-duration>
    <meta:editing-cycles>83</meta:editing-cycles>
    <meta:generator>LibreOffice/6.0.7.3$Linux_X86_64 LibreOffice_project/00m0$Build-3</meta:generator>
    <meta:document-statistic meta:table-count="0" meta:image-count="1" meta:object-count="0" meta:page-count="4" meta:paragraph-count="123" meta:word-count="699" meta:character-count="4447" meta:non-whitespace-character-count="3819"/>
  </office:meta>
</office:document-meta>
</file>